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529cm"/>
    </style:style>
    <style:style style:name="co3" style:family="table-column">
      <style:table-column-properties fo:break-before="auto" style:column-width="2.75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31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gr1" style:family="graphic">
      <style:graphic-properties draw:ole-draw-aspect="1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number-columns-repeated="5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1" table:number-columns-repeated="11" table:default-cell-style-name="Default"/>
        <table:table-row table:style-name="ro1" table:number-rows-repeated="2">
          <table:table-cell table:number-columns-repeated="19"/>
        </table:table-row>
        <table:table-row table:style-name="ro1">
          <table:table-cell table:number-columns-repeated="4"/>
          <table:table-cell office:value-type="string">
            <text:p>text</text:p>
          </table:table-cell>
          <table:table-cell office:value-type="string">
            <text:p>data</text:p>
          </table:table-cell>
          <table:table-cell office:value-type="string">
            <text:p>bss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size zephyr</text:p>
          </table:table-cell>
          <table:table-cell office:value-type="float" office:value="759454">
            <text:p>759454</text:p>
          </table:table-cell>
          <table:table-cell office:value-type="float" office:value="1452">
            <text:p>1452</text:p>
          </table:table-cell>
          <table:table-cell office:value-type="float" office:value="18544">
            <text:p>18544</text:p>
          </table:table-cell>
          <table:table-cell table:formula="of:=[.G4]+[.F4]+[.E4]" office:value-type="float" office:value="779450">
            <text:p>779450</text:p>
          </table:table-cell>
          <table:table-cell table:number-columns-repeated="11"/>
        </table:table-row>
        <table:table-row table:style-name="ro1">
          <table:table-cell table:number-columns-repeated="7"/>
          <table:table-cell/>
          <table:table-cell table:number-columns-repeated="11"/>
        </table:table-row>
        <table:table-row table:style-name="ro2">
          <table:table-cell/>
          <table:table-cell office:value-type="string">
            <text:p>Pb size</text:p>
          </table:table-cell>
          <table:table-cell office:value-type="string">
            <text:p>nbiter</text:p>
          </table:table-cell>
          <table:table-cell office:value-type="string">
            <text:p>time w/o CR</text:p>
          </table:table-cell>
          <table:table-cell office:value-type="string">
            <text:p>time w CR</text:p>
          </table:table-cell>
          <table:table-cell office:value-type="string">
            <text:p>rapport</text:p>
          </table:table-cell>
          <table:table-cell office:value-type="string">
            <text:p>time/it w/o CR</text:p>
          </table:table-cell>
          <table:table-cell office:value-type="string">
            <text:p>time/it with CR</text:p>
          </table:table-cell>
          <table:table-cell/>
          <table:table-cell office:value-type="string">
            <text:p>size of CR file²</text:p>
          </table:table-cell>
          <table:table-cell office:value-type="string">
            <text:p>size of </text:p>
            <text:p>Process</text:p>
            <text:p>w/o CR</text:p>
          </table:table-cell>
          <table:table-cell office:value-type="string">
            <text:p>size of process</text:p>
          </table:table-cell>
          <table:table-cell office:value-type="string">
            <text:p>rapport</text:p>
          </table:table-cell>
          <table:table-cell office:value-type="string">
            <text:p>array size</text:p>
          </table:table-cell>
          <table:table-cell table:number-columns-repeated="2"/>
          <table:table-cell office:value-type="string">
            <text:p>time checkpoint</text:p>
          </table:table-cell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 table:formula="of:=([.A7]+1)*([.A7]+1)" office:value-type="float" office:value="1024">
            <text:p>1024</text:p>
          </table:table-cell>
          <table:table-cell office:value-type="float" office:value="6201">
            <text:p>6201</text:p>
          </table:table-cell>
          <table:table-cell table:number-columns-repeated="2" office:value-type="float" office:value="22.01">
            <text:p>22,01</text:p>
          </table:table-cell>
          <table:table-cell table:formula="of:=[.D7]/[.E7]" office:value-type="float" office:value="1">
            <text:p>1</text:p>
          </table:table-cell>
          <table:table-cell table:style-name="ce1" table:formula="of:=([.D7]*1.000001)/[.C7]" office:value-type="float" office:value="0.00354943106111917">
            <text:p>3,55E-003</text:p>
          </table:table-cell>
          <table:table-cell table:style-name="ce1" table:formula="of:=([.E7]*1.000001)/[.C7]" office:value-type="float" office:value="0.00354943106111917">
            <text:p>3,55E-003</text:p>
          </table:table-cell>
          <table:table-cell table:formula="of:=1-[.E7]/[.D7]" office:value-type="float" office:value="0">
            <text:p>0</text:p>
          </table:table-cell>
          <table:table-cell table:formula="of:=[.J15]/1024/1024" office:value-type="float" office:value="0.594128608703613">
            <text:p>0,59</text:p>
          </table:table-cell>
          <table:table-cell table:formula="of:=[.K15]/1024/1024" office:value-type="float" office:value="3.8046875">
            <text:p>3,8</text:p>
          </table:table-cell>
          <table:table-cell table:formula="of:=[.L15]/1024/1024" office:value-type="float" office:value="3.83203125">
            <text:p>3,83</text:p>
          </table:table-cell>
          <table:table-cell table:formula="of:=[.L7]/[.K7]" office:value-type="float" office:value="1.00718685831622">
            <text:p>1,01</text:p>
          </table:table-cell>
          <table:table-cell table:formula="of:=[.B7]*8" office:value-type="float" office:value="8192">
            <text:p>8192</text:p>
          </table:table-cell>
          <table:table-cell table:formula="of:=([.L7]-[.H4])/[.N7]" office:value-type="float" office:value="-95.1472373008728">
            <text:p>-95,15</text:p>
          </table:table-cell>
          <table:table-cell table:formula="of:=[.J7]/[.N7]" office:value-type="float" office:value="0.0000725254649296403">
            <text:p>0</text:p>
          </table:table-cell>
          <table:table-cell office:value-type="float" office:value="0.11">
            <text:p>0,11</text:p>
          </table:table-cell>
          <table:table-cell table:number-columns-repeated="2"/>
        </table:table-row>
        <table:table-row table:style-name="ro1">
          <table:table-cell office:value-type="float" office:value="63">
            <text:p>63</text:p>
          </table:table-cell>
          <table:table-cell table:formula="of:=([.A8]+1)*([.A8]+1)" office:value-type="float" office:value="4096">
            <text:p>4096</text:p>
          </table:table-cell>
          <table:table-cell office:value-type="float" office:value="4492">
            <text:p>4492</text:p>
          </table:table-cell>
          <table:table-cell office:value-type="float" office:value="64">
            <text:p>64</text:p>
          </table:table-cell>
          <table:table-cell office:value-type="float" office:value="61.73">
            <text:p>61,73</text:p>
          </table:table-cell>
          <table:table-cell table:formula="of:=[.D8]/[.E8]" office:value-type="float" office:value="1.03677304390086">
            <text:p>1,04</text:p>
          </table:table-cell>
          <table:table-cell table:style-name="ce1" table:formula="of:=([.D8]*1.000001)/[.C8]" office:value-type="float" office:value="0.0142475654496883">
            <text:p>1,42E-002</text:p>
          </table:table-cell>
          <table:table-cell table:style-name="ce1" table:formula="of:=([.E8]*1.000001)/[.C8]" office:value-type="float" office:value="0.0137422221126447">
            <text:p>1,37E-002</text:p>
          </table:table-cell>
          <table:table-cell table:formula="of:=1-[.E8]/[.D8]" office:value-type="float" office:value="0.03546875">
            <text:p>0,04</text:p>
          </table:table-cell>
          <table:table-cell table:formula="of:=[.J16]/1024/1024" office:value-type="float" office:value="1.80506610870361">
            <text:p>1,81</text:p>
          </table:table-cell>
          <table:table-cell table:formula="of:=[.K16]/1024/1024" office:value-type="float" office:value="5.296875">
            <text:p>5,3</text:p>
          </table:table-cell>
          <table:table-cell table:formula="of:=[.L16]/1024/1024" office:value-type="float" office:value="5.38671875">
            <text:p>5,39</text:p>
          </table:table-cell>
          <table:table-cell table:formula="of:=[.L8]/[.K8]" office:value-type="float" office:value="1.0169616519174">
            <text:p>1,02</text:p>
          </table:table-cell>
          <table:table-cell table:formula="of:=[.B8]*8" office:value-type="float" office:value="32768">
            <text:p>32768</text:p>
          </table:table-cell>
          <table:table-cell table:formula="of:=([.L8]-[.H5])/[.N8]" office:value-type="float" office:value="0.000164389610290527">
            <text:p>0</text:p>
          </table:table-cell>
          <table:table-cell table:formula="of:=[.J8]/[.N8]" office:value-type="float" office:value="0.0000550862459931523">
            <text:p>0</text:p>
          </table:table-cell>
          <table:table-cell office:value-type="float" office:value="0.37">
            <text:p>0,37</text:p>
          </table:table-cell>
          <table:table-cell table:number-columns-repeated="2"/>
        </table:table-row>
        <table:table-row table:style-name="ro1">
          <table:table-cell office:value-type="float" office:value="127">
            <text:p>127</text:p>
          </table:table-cell>
          <table:table-cell table:formula="of:=([.A9]+1)*([.A9]+1)" office:value-type="float" office:value="16384">
            <text:p>16384</text:p>
          </table:table-cell>
          <table:table-cell office:value-type="float" office:value="9329">
            <text:p>9329</text:p>
          </table:table-cell>
          <table:table-cell office:value-type="float" office:value="783">
            <text:p>783</text:p>
          </table:table-cell>
          <table:table-cell office:value-type="float" office:value="738">
            <text:p>738</text:p>
          </table:table-cell>
          <table:table-cell table:formula="of:=[.D9]/[.E9]" office:value-type="float" office:value="1.0609756097561">
            <text:p>1,06</text:p>
          </table:table-cell>
          <table:table-cell table:style-name="ce1" table:formula="of:=([.D9]*1.000001)/[.C9]" office:value-type="float" office:value="0.0839319094222318">
            <text:p>8,39E-002</text:p>
          </table:table-cell>
          <table:table-cell table:style-name="ce1" table:formula="of:=([.E9]*1.000001)/[.C9]" office:value-type="float" office:value="0.0791082364669311">
            <text:p>7,91E-002</text:p>
          </table:table-cell>
          <table:table-cell table:formula="of:=1-[.E9]/[.D9]" office:value-type="float" office:value="0.0574712643678161">
            <text:p>0,06</text:p>
          </table:table-cell>
          <table:table-cell table:formula="of:=[.J17]/1024/1024" office:value-type="float" office:value="5.69959735870361">
            <text:p>5,7</text:p>
          </table:table-cell>
          <table:table-cell table:formula="of:=[.K17]/1024/1024" office:value-type="float" office:value="11.53515625">
            <text:p>11,54</text:p>
          </table:table-cell>
          <table:table-cell table:formula="of:=[.L17]/1024/1024" office:value-type="float" office:value="11.30859375">
            <text:p>11,31</text:p>
          </table:table-cell>
          <table:table-cell table:formula="of:=[.L9]/[.K9]" office:value-type="float" office:value="0.980358956992889">
            <text:p>0,98</text:p>
          </table:table-cell>
          <table:table-cell table:formula="of:=[.B9]*8" office:value-type="float" office:value="131072">
            <text:p>131072</text:p>
          </table:table-cell>
          <table:table-cell table:formula="of:=([.L9]-[.L6])/[.N9]" office:value-type="float" office:value="0.0000862777233123779">
            <text:p>0</text:p>
          </table:table-cell>
          <table:table-cell table:formula="of:=[.J9]/[.N9]" office:value-type="float" office:value="0.0000434844769188203">
            <text:p>0</text:p>
          </table:table-cell>
          <table:table-cell office:value-type="float" office:value="0.14">
            <text:p>0,14</text:p>
          </table:table-cell>
          <table:table-cell table:number-columns-repeated="2"/>
        </table:table-row>
        <table:table-row table:style-name="ro1">
          <table:table-cell office:value-type="float" office:value="256">
            <text:p>256</text:p>
          </table:table-cell>
          <table:table-cell table:formula="of:=([.A10]+1)*([.A10]+1)" office:value-type="float" office:value="66049">
            <text:p>66049</text:p>
          </table:table-cell>
          <table:table-cell office:value-type="float" office:value="20327">
            <text:p>20327</text:p>
          </table:table-cell>
          <table:table-cell office:value-type="float" office:value="7779">
            <text:p>7779</text:p>
          </table:table-cell>
          <table:table-cell office:value-type="float" office:value="7801">
            <text:p>7801</text:p>
          </table:table-cell>
          <table:table-cell table:formula="of:=[.D10]/[.E10]" office:value-type="float" office:value="0.997179848737341">
            <text:p>1</text:p>
          </table:table-cell>
          <table:table-cell table:style-name="ce1" table:formula="of:=([.D10]*1.000001)/[.C10]" office:value-type="float" office:value="0.382693352634427">
            <text:p>3,83E-001</text:p>
          </table:table-cell>
          <table:table-cell table:style-name="ce1" table:formula="of:=([.E10]*1.000001)/[.C10]" office:value-type="float" office:value="0.383775658041029">
            <text:p>3,84E-001</text:p>
          </table:table-cell>
          <table:table-cell table:formula="of:=1-[.E10]/[.D10]" office:value-type="float" office:value="-0.00282812700861301">
            <text:p>0</text:p>
          </table:table-cell>
          <table:table-cell table:formula="of:=[.J18]/1024/1024" office:value-type="float" office:value="21.7503786087036">
            <text:p>21,75</text:p>
          </table:table-cell>
          <table:table-cell table:formula="of:=[.K18]/1024/1024" office:value-type="float" office:value="35.75390625">
            <text:p>35,75</text:p>
          </table:table-cell>
          <table:table-cell table:formula="of:=[.L18]/1024/1024" office:value-type="float" office:value="36.2890625">
            <text:p>36,29</text:p>
          </table:table-cell>
          <table:table-cell table:formula="of:=[.L10]/[.K10]" office:value-type="float" office:value="1.01496777013001">
            <text:p>1,01</text:p>
          </table:table-cell>
          <table:table-cell table:formula="of:=[.B10]*8" office:value-type="float" office:value="528392">
            <text:p>528392</text:p>
          </table:table-cell>
          <table:table-cell table:formula="of:=([.L10]-J#REF !)/[.N10]" office:value-type="float" office:value="0">
            <text:p>#NOM ?</text:p>
          </table:table-cell>
          <table:table-cell table:formula="of:=[.J10]/[.N10]" office:value-type="float" office:value="0.0000411633382199269">
            <text:p>0</text:p>
          </table:table-cell>
          <table:table-cell office:value-type="float" office:value="1">
            <text:p>1</text:p>
          </table:table-cell>
          <table:table-cell table:formula="of:=[.J10]/[.Q10]" office:value-type="float" office:value="21.7503786087036">
            <text:p>21,75</text:p>
          </table:table-cell>
          <table:table-cell table:formula="of:=[.Q10]/([.D10]/[.C10])" office:value-type="float" office:value="2.61306080473069">
            <text:p>2,61</text:p>
          </table:table-cell>
        </table:table-row>
        <table:table-row table:style-name="ro1">
          <table:table-cell office:value-type="float" office:value="511">
            <text:p>511</text:p>
          </table:table-cell>
          <table:table-cell table:formula="of:=([.A11]+1)*([.A11]+1)" office:value-type="float" office:value="262144">
            <text:p>262144</text:p>
          </table:table-cell>
          <table:table-cell office:value-type="float" office:value="300">
            <text:p>300</text:p>
          </table:table-cell>
          <table:table-cell table:number-columns-repeated="2" office:value-type="float" office:value="418">
            <text:p>418</text:p>
          </table:table-cell>
          <table:table-cell table:formula="of:=[.D11]/[.E11]" office:value-type="float" office:value="1">
            <text:p>1</text:p>
          </table:table-cell>
          <table:table-cell table:style-name="ce1" table:formula="of:=([.D11]*1.000001)/[.C11]" office:value-type="float" office:value="1.39333472666667">
            <text:p>1,39E+000</text:p>
          </table:table-cell>
          <table:table-cell table:style-name="ce1" table:formula="of:=([.E11]*1.000001)/[.C11]" office:value-type="float" office:value="1.39333472666667">
            <text:p>1,39E+000</text:p>
          </table:table-cell>
          <table:table-cell table:formula="of:=1-[.E11]/[.D11]" office:value-type="float" office:value="0">
            <text:p>0</text:p>
          </table:table-cell>
          <table:table-cell table:formula="of:=[.J19]/1024/1024" office:value-type="float" office:value="85.0316286087036">
            <text:p>85,03</text:p>
          </table:table-cell>
          <table:table-cell table:formula="of:=[.K19]/1024/1024" office:value-type="float" office:value="133.96875">
            <text:p>133,97</text:p>
          </table:table-cell>
          <table:table-cell table:formula="of:=[.L19]/1024/1024" office:value-type="float" office:value="133.99609375">
            <text:p>134</text:p>
          </table:table-cell>
          <table:table-cell table:formula="of:=[.L11]/[.K11]" office:value-type="float" office:value="1.00020410543504">
            <text:p>1</text:p>
          </table:table-cell>
          <table:table-cell table:formula="of:=[.B11]*8" office:value-type="float" office:value="2097152">
            <text:p>2097152</text:p>
          </table:table-cell>
          <table:table-cell table:formula="of:=([.L11]-[.L7])/[.N11]" office:value-type="float" office:value="0.0000620670616626739">
            <text:p>0</text:p>
          </table:table-cell>
          <table:table-cell table:formula="of:=[.J11]/[.N11]" office:value-type="float" office:value="0.0000405462401431578">
            <text:p>0</text:p>
          </table:table-cell>
          <table:table-cell office:value-type="float" office:value="12">
            <text:p>12</text:p>
          </table:table-cell>
          <table:table-cell table:formula="of:=[.J11]/[.Q11]" office:value-type="float" office:value="7.0859690507253">
            <text:p>7,09</text:p>
          </table:table-cell>
          <table:table-cell table:formula="of:=[.Q11]/([.D11]/[.C11])" office:value-type="float" office:value="8.61244019138756">
            <text:p>8,61</text:p>
          </table:table-cell>
        </table:table-row>
        <table:table-row table:style-name="ro1">
          <table:table-cell office:value-type="float" office:value="1023">
            <text:p>1023</text:p>
          </table:table-cell>
          <table:table-cell table:formula="of:=([.A12]+1)*([.A12]+1)" office:value-type="float" office:value="1048576">
            <text:p>1048576</text:p>
          </table:table-cell>
          <table:table-cell office:value-type="float" office:value="900">
            <text:p>900</text:p>
          </table:table-cell>
          <table:table-cell table:number-columns-repeated="2" office:value-type="float" office:value="5057">
            <text:p>5057</text:p>
          </table:table-cell>
          <table:table-cell table:formula="of:=[.D12]/[.E12]" office:value-type="float" office:value="1">
            <text:p>1</text:p>
          </table:table-cell>
          <table:table-cell table:style-name="ce1" table:formula="of:=([.D12]*1.000001)/[.C12]" office:value-type="float" office:value="5.61889450777778">
            <text:p>5,62E+000</text:p>
          </table:table-cell>
          <table:table-cell table:style-name="ce1" table:formula="of:=([.E12]*1.000001)/[.C12]" office:value-type="float" office:value="5.61889450777778">
            <text:p>5,62E+000</text:p>
          </table:table-cell>
          <table:table-cell table:formula="of:=1-[.E12]/[.D12]" office:value-type="float" office:value="0">
            <text:p>0</text:p>
          </table:table-cell>
          <table:table-cell table:formula="of:=[.J20]/1024/1024" office:value-type="float" office:value="205.535534858704">
            <text:p>205,54</text:p>
          </table:table-cell>
          <table:table-cell table:formula="of:=[.K20]/1024/1024" office:value-type="float" office:value="460.296875">
            <text:p>460,3</text:p>
          </table:table-cell>
          <table:table-cell table:formula="of:=[.L20]/1024/1024" office:value-type="float" office:value="478.515625">
            <text:p>478,52</text:p>
          </table:table-cell>
          <table:table-cell table:formula="of:=[.L12]/[.K12]" office:value-type="float" office:value="1.03958043382328">
            <text:p>1,04</text:p>
          </table:table-cell>
          <table:table-cell table:formula="of:=[.B12]*8" office:value-type="float" office:value="8388608">
            <text:p>8388608</text:p>
          </table:table-cell>
          <table:table-cell table:formula="of:=([.L12]-[.L8])/[.N12]" office:value-type="float" office:value="0.0000564013607800007">
            <text:p>0</text:p>
          </table:table-cell>
          <table:table-cell table:formula="of:=[.J12]/[.N12]" office:value-type="float" office:value="0.0000245017450879459">
            <text:p>0</text:p>
          </table:table-cell>
          <table:table-cell office:value-type="float" office:value="69">
            <text:p>69</text:p>
          </table:table-cell>
          <table:table-cell table:formula="of:=([.J12]/[.Q12])" office:value-type="float" office:value="2.97877586751744">
            <text:p>2,98</text:p>
          </table:table-cell>
          <table:table-cell table:formula="of:=[.Q12]/([.D12]/[.C12])" office:value-type="float" office:value="12.280007909828">
            <text:p>12,28</text:p>
          </table:table-cell>
        </table:table-row>
        <table:table-row table:style-name="ro1">
          <table:table-cell table:number-columns-repeated="3"/>
          <table:table-cell>
            <draw:frame table:end-cell-address="Feuille1.I41" table:end-x="0.415cm" table:end-y="0.139cm" draw:z-index="0" draw:style-name="gr1" svg:width="12.612cm" svg:height="12.683cm" svg:x="0.1cm" svg:y="0.102cm">
              <draw:object draw:notify-on-update-of-ranges="Feuille1.B7:Feuille1.B12 Feuille1.J23:Feuille1.J23 Feuille1.F7:Feuille1.F12 Feuille1.J24:Feuille1.J24 Feuille1.M7:Feuille1.M1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5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9"/>
          <table:table-cell office:value-type="float" office:value="622989">
            <text:p>622989</text:p>
          </table:table-cell>
          <table:table-cell table:formula="of:=3896*1024" office:value-type="float" office:value="3989504">
            <text:p>3989504</text:p>
          </table:table-cell>
          <table:table-cell table:formula="of:=3924*1024" office:value-type="float" office:value="4018176">
            <text:p>4018176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float" office:value="1892749">
            <text:p>1892749</text:p>
          </table:table-cell>
          <table:table-cell table:formula="of:=5424*1024" office:value-type="float" office:value="5554176">
            <text:p>5554176</text:p>
          </table:table-cell>
          <table:table-cell table:formula="of:=5516*1024" office:value-type="float" office:value="5648384">
            <text:p>5648384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float" office:value="5976461">
            <text:p>5976461</text:p>
          </table:table-cell>
          <table:table-cell table:formula="of:=11812*1024" office:value-type="float" office:value="12095488">
            <text:p>12095488</text:p>
          </table:table-cell>
          <table:table-cell table:formula="of:=11580*1024" office:value-type="float" office:value="11857920">
            <text:p>11857920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float" office:value="22806925">
            <text:p>22806925</text:p>
          </table:table-cell>
          <table:table-cell table:formula="of:=36612*1024" office:value-type="float" office:value="37490688">
            <text:p>37490688</text:p>
          </table:table-cell>
          <table:table-cell table:formula="of:=37160*1024" office:value-type="float" office:value="38051840">
            <text:p>38051840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float" office:value="89162125">
            <text:p>89162125</text:p>
          </table:table-cell>
          <table:table-cell table:formula="of:=137184*1024" office:value-type="float" office:value="140476416">
            <text:p>140476416</text:p>
          </table:table-cell>
          <table:table-cell table:formula="of:=137212*1024" office:value-type="float" office:value="140505088">
            <text:p>140505088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float" office:value="215519629">
            <text:p>215519629</text:p>
          </table:table-cell>
          <table:table-cell table:formula="of:=471344*1024" office:value-type="float" office:value="482656256">
            <text:p>482656256</text:p>
          </table:table-cell>
          <table:table-cell table:formula="of:=490000*1024" office:value-type="float" office:value="501760000">
            <text:p>501760000</text:p>
          </table:table-cell>
          <table:table-cell table:number-columns-repeated="7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number-columns-repeated="9"/>
          <table:table-cell office:value-type="string">
            <text:p>execution Times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>
            <text:p>memory usage</text:p>
          </table:table-cell>
          <table:table-cell table:number-columns-repeated="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9"/>
          <table:table-cell>
            <draw:frame table:end-cell-address="Feuille1.N42" table:end-x="1.976cm" table:end-y="0.365cm" draw:z-index="1" draw:style-name="gr1" svg:width="10.329cm" svg:height="7.146cm" svg:x="0.679cm" svg:y="0.445cm">
              <draw:object draw:notify-on-update-of-ranges="Feuille1.B7:Feuille1.B12 Feuille1.J6:Feuille1.J6 Feuille1.J7:Feuille1.J12 Feuille1.L6:Feuille1.L6 Feuille1.L7:Feuille1.L12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7-07">07/07/2009</text:date>, <text:time>17:49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09-07-07T17:49:33.18</dc:date>
    <dc:creator>sk sk</dc:creator>
    <meta:editing-duration>PT10H28M27S</meta:editing-duration>
    <meta:editing-cycles>5</meta:editing-cycles>
    <meta:generator>OpenOffice.org/3.0$Win32 OpenOffice.org_project/300m9$Build-9358</meta:generator>
    <meta:document-statistic meta:table-count="1" meta:cell-count="150" meta:object-count="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connect-bars="false" chart:spline-order="3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2.613cm" svg:height="12.722cm" chart:class="chart:line" chart:style-name="ch1">
        <chart:title svg:x="2.378cm" svg:y="0.267cm" chart:style-name="ch2">
          <text:p>Ratio of Execution times and memory usage</text:p>
        </chart:title>
        <chart:legend chart:legend-position="end" svg:x="9.87cm" svg:y="5.938cm" chart:style-name="ch3"/>
        <chart:plot-area chart:style-name="ch4" table:cell-range-address="Feuille1.B7:Feuille1.B12 Feuille1.J23:Feuille1.J24 Feuille1.F7:Feuille1.F12 Feuille1.M7:Feuille1.M12" chart:data-source-has-labels="both" svg:x="0.251cm" svg:y="1.012cm" svg:width="9.144cm" svg:height="11.202cm">
          <chart:axis chart:dimension="x" chart:name="primary-x" chart:style-name="ch5">
            <chart:categories table:cell-range-address="Feuille1.B7:Feuille1.B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uille1.F7:Feuille1.F12" chart:label-cell-address="Feuille1.J23:Feuille1.J23" chart:class="chart:line">
            <chart:data-point chart:repeated="6"/>
          </chart:series>
          <chart:series chart:style-name="ch8" chart:values-cell-range-address="Feuille1.M7:Feuille1.M12" chart:label-cell-address="Feuille1.J24:Feuille1.J24" chart:class="chart:line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Feuille1.J23:Feuille1.J23">execution Times</text:p>
              </table:table-cell>
              <table:table-cell office:value-type="string">
                <text:p text:id="Feuille1.J24:Feuille1.J24">memory usage</text:p>
              </table:table-cell>
            </table:table-row>
          </table:table-header-rows>
          <table:table-rows>
            <table:table-row>
              <table:table-cell office:value-type="string">
                <text:p text:id="Feuille1.B7:Feuille1.B12">1024</text:p>
              </table:table-cell>
              <table:table-cell office:value-type="float" office:value="1">
                <text:p text:id="Feuille1.F7:Feuille1.F12">1</text:p>
              </table:table-cell>
              <table:table-cell office:value-type="float" office:value="1.00718685831622">
                <text:p text:id="Feuille1.M7:Feuille1.M12">1.00718685831622</text:p>
              </table:table-cell>
            </table:table-row>
            <table:table-row>
              <table:table-cell office:value-type="string">
                <text:p>4096</text:p>
              </table:table-cell>
              <table:table-cell office:value-type="float" office:value="1.03677304390086">
                <text:p>1.03677304390086</text:p>
              </table:table-cell>
              <table:table-cell office:value-type="float" office:value="1.0169616519174">
                <text:p>1.0169616519174</text:p>
              </table:table-cell>
            </table:table-row>
            <table:table-row>
              <table:table-cell office:value-type="string">
                <text:p>16384</text:p>
              </table:table-cell>
              <table:table-cell office:value-type="float" office:value="1.0609756097561">
                <text:p>1.0609756097561</text:p>
              </table:table-cell>
              <table:table-cell office:value-type="float" office:value="0.980358956992889">
                <text:p>0.980358956992889</text:p>
              </table:table-cell>
            </table:table-row>
            <table:table-row>
              <table:table-cell office:value-type="string">
                <text:p>66049</text:p>
              </table:table-cell>
              <table:table-cell office:value-type="float" office:value="0.997179848737341">
                <text:p>0.997179848737341</text:p>
              </table:table-cell>
              <table:table-cell office:value-type="float" office:value="1.01496777013001">
                <text:p>1.01496777013001</text:p>
              </table:table-cell>
            </table:table-row>
            <table:table-row>
              <table:table-cell office:value-type="string">
                <text:p>262144</text:p>
              </table:table-cell>
              <table:table-cell office:value-type="float" office:value="1">
                <text:p>1</text:p>
              </table:table-cell>
              <table:table-cell office:value-type="float" office:value="1.00020410543504">
                <text:p>1.00020410543504</text:p>
              </table:table-cell>
            </table:table-row>
            <table:table-row>
              <table:table-cell office:value-type="string">
                <text:p>1048576</text:p>
              </table:table-cell>
              <table:table-cell office:value-type="float" office:value="1">
                <text:p>1</text:p>
              </table:table-cell>
              <table:table-cell office:value-type="float" office:value="1.03958043382328">
                <text:p>1.039580433823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true" chart:minimum="0.5" chart:maximum="1000" chart:reverse-direction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0.33cm" svg:height="7.147cm" chart:class="chart:line" chart:style-name="ch1">
        <chart:legend chart:legend-position="end" svg:x="7.463cm" svg:y="3.052cm" chart:style-name="ch2"/>
        <chart:plot-area chart:style-name="ch3" table:cell-range-address="Feuille1.B7:Feuille1.B12 Feuille1.J6:Feuille1.J12 Feuille1.L6:Feuille1.L12" chart:data-source-has-labels="both" svg:x="0.206cm" svg:y="0.142cm" svg:width="7.052cm" svg:height="6.721cm">
          <chart:axis chart:dimension="x" chart:name="primary-x" chart:style-name="ch4">
            <chart:categories table:cell-range-address="Feuille1.B7:Feuille1.B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uille1.J7:Feuille1.J12" chart:label-cell-address="Feuille1.J6:Feuille1.J6" chart:class="chart:line">
            <chart:data-point chart:repeated="6"/>
          </chart:series>
          <chart:series chart:style-name="ch8" chart:values-cell-range-address="Feuille1.L7:Feuille1.L12" chart:label-cell-address="Feuille1.L6:Feuille1.L6" chart:class="chart:line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Feuille1.J6:Feuille1.J6">size of CR file²</text:p>
              </table:table-cell>
              <table:table-cell office:value-type="string">
                <text:p text:id="Feuille1.L6:Feuille1.L6">size of process</text:p>
              </table:table-cell>
            </table:table-row>
          </table:table-header-rows>
          <table:table-rows>
            <table:table-row>
              <table:table-cell office:value-type="string">
                <text:p text:id="Feuille1.B7:Feuille1.B12">1024</text:p>
              </table:table-cell>
              <table:table-cell office:value-type="float" office:value="0.594128608703613">
                <text:p text:id="Feuille1.J7:Feuille1.J12">0.594128608703613</text:p>
              </table:table-cell>
              <table:table-cell office:value-type="float" office:value="3.83203125">
                <text:p text:id="Feuille1.L7:Feuille1.L12">3.83203125</text:p>
              </table:table-cell>
            </table:table-row>
            <table:table-row>
              <table:table-cell office:value-type="string">
                <text:p>4096</text:p>
              </table:table-cell>
              <table:table-cell office:value-type="float" office:value="1.80506610870361">
                <text:p>1.80506610870361</text:p>
              </table:table-cell>
              <table:table-cell office:value-type="float" office:value="5.38671875">
                <text:p>5.38671875</text:p>
              </table:table-cell>
            </table:table-row>
            <table:table-row>
              <table:table-cell office:value-type="string">
                <text:p>16384</text:p>
              </table:table-cell>
              <table:table-cell office:value-type="float" office:value="5.69959735870361">
                <text:p>5.69959735870361</text:p>
              </table:table-cell>
              <table:table-cell office:value-type="float" office:value="11.30859375">
                <text:p>11.30859375</text:p>
              </table:table-cell>
            </table:table-row>
            <table:table-row>
              <table:table-cell office:value-type="string">
                <text:p>66049</text:p>
              </table:table-cell>
              <table:table-cell office:value-type="float" office:value="21.7503786087036">
                <text:p>21.7503786087036</text:p>
              </table:table-cell>
              <table:table-cell office:value-type="float" office:value="36.2890625">
                <text:p>36.2890625</text:p>
              </table:table-cell>
            </table:table-row>
            <table:table-row>
              <table:table-cell office:value-type="string">
                <text:p>262144</text:p>
              </table:table-cell>
              <table:table-cell office:value-type="float" office:value="85.0316286087036">
                <text:p>85.0316286087036</text:p>
              </table:table-cell>
              <table:table-cell office:value-type="float" office:value="133.99609375">
                <text:p>133.99609375</text:p>
              </table:table-cell>
            </table:table-row>
            <table:table-row>
              <table:table-cell office:value-type="string">
                <text:p>1048576</text:p>
              </table:table-cell>
              <table:table-cell office:value-type="float" office:value="205.535534858704">
                <text:p>205.535534858704</text:p>
              </table:table-cell>
              <table:table-cell office:value-type="float" office:value="478.515625">
                <text:p>478.5156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